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rtic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tal_time</text:p>
          </table:table-cell>
          <table:table-cell office:value-type="string" calcext:value-type="string">
            <text:p>sentence_count</text:p>
          </table:table-cell>
          <table:table-cell office:value-type="string" calcext:value-type="string">
            <text:p>edited_sentence_count</text:p>
          </table:table-cell>
          <table:table-cell office:value-type="string" calcext:value-type="string">
            <text:p>time/sentence</text:p>
          </table:table-cell>
          <table:table-cell office:value-type="string" calcext:value-type="string">
            <text:p>time/edited_sentence</text:p>
          </table:table-cell>
          <table:table-cell table:style-name="Default" office:value-type="string" calcext:value-type="string">
            <text:p>summary_edited</text:p>
          </table:table-cell>
          <table:table-cell office:value-type="string" calcext:value-type="string">
            <text:p>(article_id)</text:p>
          </table:table-cell>
          <table:table-cell table:number-columns-repeated="8"/>
        </table:table-row>
        <table:table-row table:style-name="ro1">
          <table:table-cell office:value-type="float" office:value="1237082" calcext:value-type="float">
            <text:p>12370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6180.333333333" calcext:value-type="float">
            <text:p>206180.333333333</text:p>
          </table:table-cell>
          <table:table-cell office:value-type="float" office:value="247416.4" calcext:value-type="float">
            <text:p>247416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9NQXpE5_1)</text:p>
          </table:table-cell>
          <table:table-cell table:number-columns-repeated="3"/>
          <table:table-cell table:formula="of:=[.A1]" office:value-type="string" office:string-value="total_time" calcext:value-type="string">
            <text:p>total_time</text:p>
          </table:table-cell>
          <table:table-cell table:formula="of:=[.B1]" office:value-type="string" office:string-value="sentence_count" calcext:value-type="string">
            <text:p>sentence_count</text:p>
          </table:table-cell>
          <table:table-cell table:formula="of:=[.C1]" office:value-type="string" office:string-value="edited_sentence_count" calcext:value-type="string">
            <text:p>edited_sentence_count</text:p>
          </table:table-cell>
          <table:table-cell table:formula="of:=[.D1]" office:value-type="string" office:string-value="time/sentence" calcext:value-type="string">
            <text:p>time/sentence</text:p>
          </table:table-cell>
          <table:table-cell table:formula="of:=[.E1]" office:value-type="string" office:string-value="time/edited_sentence" calcext:value-type="string">
            <text:p>time/edited_sentence</text:p>
          </table:table-cell>
        </table:table-row>
        <table:table-row table:style-name="ro1">
          <table:table-cell office:value-type="float" office:value="1086391" calcext:value-type="float">
            <text:p>108639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71597.75" calcext:value-type="float">
            <text:p>271597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UNQjGLs_1)</text:p>
          </table:table-cell>
          <table:table-cell table:number-columns-repeated="8"/>
        </table:table-row>
        <table:table-row table:style-name="ro1">
          <table:table-cell office:value-type="float" office:value="675081" calcext:value-type="float">
            <text:p>67508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8770.25" calcext:value-type="float">
            <text:p>168770.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Qkm6a_1)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 table:formula="of:=AVERAGE([.A$1:.A$1048576])" office:value-type="float" office:value="894557.214285714" calcext:value-type="float">
            <text:p>894557.214285714</text:p>
          </table:table-cell>
          <table:table-cell table:formula="of:=AVERAGE([.B$1:.B$1048576])" office:value-type="float" office:value="13.7053571428571" calcext:value-type="float">
            <text:p>13.7053571429</text:p>
          </table:table-cell>
          <table:table-cell table:formula="of:=AVERAGE([.C$1:.C$1048576])" office:value-type="float" office:value="13.5892857142857" calcext:value-type="float">
            <text:p>13.5892857143</text:p>
          </table:table-cell>
          <table:table-cell table:formula="of:=AVERAGE([.D$1:.D$1048576])" office:value-type="float" office:value="65920.3211903474" calcext:value-type="float">
            <text:p>65920.3211903474</text:p>
          </table:table-cell>
          <table:table-cell table:formula="of:=AVERAGE([.E$1:.E$1048576])" office:value-type="float" office:value="66590.6052410784" calcext:value-type="float">
            <text:p>66590.6052410784</text:p>
          </table:table-cell>
        </table:table-row>
        <table:table-row table:style-name="ro1">
          <table:table-cell office:value-type="float" office:value="1343425" calcext:value-type="float">
            <text:p>13434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95958.9285714286" calcext:value-type="float">
            <text:p>95958.928571428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(1NQxWUH_1)</text:p>
          </table:table-cell>
          <table:table-cell table:number-columns-repeated="3"/>
          <table:table-cell table:formula="of:=[.K4]/60000" office:value-type="float" office:value="14.9092869047619" calcext:value-type="float">
            <text:p>14.9092869048</text:p>
          </table:table-cell>
          <table:table-cell table:number-columns-repeated="2"/>
          <table:table-cell table:formula="of:=[.N4]/1000" office:value-type="float" office:value="65.9203211903474" calcext:value-type="float">
            <text:p>65.9203211903</text:p>
          </table:table-cell>
          <table:table-cell table:formula="of:=[.O4]/1000" office:value-type="float" office:value="66.5906052410784" calcext:value-type="float">
            <text:p>66.5906052411</text:p>
          </table:table-cell>
        </table:table-row>
        <table:table-row table:style-name="ro1">
          <table:table-cell office:value-type="float" office:value="1183585" calcext:value-type="float">
            <text:p>118358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9179.25" calcext:value-type="float">
            <text:p>59179.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vNQxkV0_1)</text:p>
          </table:table-cell>
          <table:table-cell table:number-columns-repeated="8"/>
        </table:table-row>
        <table:table-row table:style-name="ro1">
          <table:table-cell office:value-type="float" office:value="1912499" calcext:value-type="float">
            <text:p>191249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7115.307692308" calcext:value-type="float">
            <text:p>147115.3076923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QxvIc_1)</text:p>
          </table:table-cell>
          <table:table-cell table:number-columns-repeated="8"/>
        </table:table-row>
        <table:table-row table:style-name="ro1">
          <table:table-cell office:value-type="float" office:value="1854586" calcext:value-type="float">
            <text:p>185458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92729.3" calcext:value-type="float">
            <text:p>92729.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GNQ-fjh_1)</text:p>
          </table:table-cell>
          <table:table-cell table:number-columns-repeated="8"/>
        </table:table-row>
        <table:table-row table:style-name="ro1">
          <table:table-cell office:value-type="float" office:value="790209" calcext:value-type="float">
            <text:p>79020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0785.3076923077" calcext:value-type="float">
            <text:p>60785.30769230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XNQ_46x_1)</text:p>
          </table:table-cell>
          <table:table-cell table:number-columns-repeated="8"/>
        </table:table-row>
        <table:table-row table:style-name="ro1">
          <table:table-cell office:value-type="float" office:value="3065696" calcext:value-type="float">
            <text:p>30656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09489.142857143" calcext:value-type="float">
            <text:p>109489.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Q_CLz_1)</text:p>
          </table:table-cell>
          <table:table-cell table:number-columns-repeated="8"/>
        </table:table-row>
        <table:table-row table:style-name="ro1">
          <table:table-cell office:value-type="float" office:value="1422354" calcext:value-type="float">
            <text:p>142235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52679.7777777778" calcext:value-type="float">
            <text:p>52679.7777777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JNQ_hp8_1)</text:p>
          </table:table-cell>
          <table:table-cell table:number-columns-repeated="8"/>
        </table:table-row>
        <table:table-row table:style-name="ro1">
          <table:table-cell office:value-type="float" office:value="362150" calcext:value-type="float">
            <text:p>3621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1735.7142857143" calcext:value-type="float">
            <text:p>51735.7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VNQ__q_1)</text:p>
          </table:table-cell>
          <table:table-cell table:number-columns-repeated="8"/>
        </table:table-row>
        <table:table-row table:style-name="ro1">
          <table:table-cell office:value-type="float" office:value="768460" calcext:value-type="float">
            <text:p>76846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9860" calcext:value-type="float">
            <text:p>698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bNDbgBp_1)</text:p>
          </table:table-cell>
          <table:table-cell table:number-columns-repeated="8"/>
        </table:table-row>
        <table:table-row table:style-name="ro1">
          <table:table-cell office:value-type="float" office:value="1890937" calcext:value-type="float">
            <text:p>189093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7533.4642857143" calcext:value-type="float">
            <text:p>67533.4642857143</text:p>
          </table:table-cell>
          <table:table-cell office:value-type="float" office:value="70034.7037037037" calcext:value-type="float">
            <text:p>70034.70370370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RMrJJ_1)</text:p>
          </table:table-cell>
          <table:table-cell table:number-columns-repeated="8"/>
        </table:table-row>
        <table:table-row table:style-name="ro1">
          <table:table-cell office:value-type="float" office:value="1563718" calcext:value-type="float">
            <text:p>15637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95464.75" calcext:value-type="float">
            <text:p>195464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HNRNRy5_1)</text:p>
          </table:table-cell>
          <table:table-cell table:number-columns-repeated="8"/>
        </table:table-row>
        <table:table-row table:style-name="ro1">
          <table:table-cell office:value-type="float" office:value="752684" calcext:value-type="float">
            <text:p>75268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1815.7777777778" calcext:value-type="float">
            <text:p>41815.7777777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RNfFN_1)</text:p>
          </table:table-cell>
          <table:table-cell table:number-columns-repeated="8"/>
        </table:table-row>
        <table:table-row table:style-name="ro1">
          <table:table-cell office:value-type="float" office:value="1244124" calcext:value-type="float">
            <text:p>12441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7757.75" calcext:value-type="float">
            <text:p>77757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RmWor_1)</text:p>
          </table:table-cell>
          <table:table-cell table:number-columns-repeated="8"/>
        </table:table-row>
        <table:table-row table:style-name="ro1">
          <table:table-cell office:value-type="float" office:value="1737992" calcext:value-type="float">
            <text:p>173799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33691.692307692" calcext:value-type="float">
            <text:p>133691.6923076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rNRmina_1)</text:p>
          </table:table-cell>
          <table:table-cell table:number-columns-repeated="8"/>
        </table:table-row>
        <table:table-row table:style-name="ro1">
          <table:table-cell office:value-type="float" office:value="746934" calcext:value-type="float">
            <text:p>74693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9312.3157894737" calcext:value-type="float">
            <text:p>39312.31578947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SNRn1_o_1)</text:p>
          </table:table-cell>
          <table:table-cell table:number-columns-repeated="8"/>
        </table:table-row>
        <table:table-row table:style-name="ro1">
          <table:table-cell office:value-type="float" office:value="423300" calcext:value-type="float">
            <text:p>4233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8481.8181818182" calcext:value-type="float">
            <text:p>38481.81818181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8NRn3ZS_1)</text:p>
          </table:table-cell>
          <table:table-cell table:number-columns-repeated="8"/>
        </table:table-row>
        <table:table-row table:style-name="ro1">
          <table:table-cell office:value-type="float" office:value="442546" calcext:value-type="float">
            <text:p>44254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5318.25" calcext:value-type="float">
            <text:p>55318.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RnAK__1)</text:p>
          </table:table-cell>
          <table:table-cell table:number-columns-repeated="8"/>
        </table:table-row>
        <table:table-row table:style-name="ro1">
          <table:table-cell office:value-type="float" office:value="661629" calcext:value-type="float">
            <text:p>66162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0148.0909090909" calcext:value-type="float">
            <text:p>60148.09090909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PNRnGie_1)</text:p>
          </table:table-cell>
          <table:table-cell table:number-columns-repeated="8"/>
        </table:table-row>
        <table:table-row table:style-name="ro1">
          <table:table-cell office:value-type="float" office:value="709083" calcext:value-type="float">
            <text:p>70908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8787" calcext:value-type="float">
            <text:p>787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CNRnKHT_1)</text:p>
          </table:table-cell>
          <table:table-cell table:number-columns-repeated="8"/>
        </table:table-row>
        <table:table-row table:style-name="ro1">
          <table:table-cell office:value-type="float" office:value="750343" calcext:value-type="float">
            <text:p>7503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7191.857142857" calcext:value-type="float">
            <text:p>107191.8571428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INRoSB1_1)</text:p>
          </table:table-cell>
          <table:table-cell table:number-columns-repeated="8"/>
        </table:table-row>
        <table:table-row table:style-name="ro1">
          <table:table-cell office:value-type="float" office:value="474806" calcext:value-type="float">
            <text:p>47480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9350.75" calcext:value-type="float">
            <text:p>5935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INR-h55_1)</text:p>
          </table:table-cell>
          <table:table-cell table:number-columns-repeated="8"/>
        </table:table-row>
        <table:table-row table:style-name="ro1">
          <table:table-cell office:value-type="float" office:value="452584" calcext:value-type="float">
            <text:p>45258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1144" calcext:value-type="float">
            <text:p>411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R-vHQ_1)</text:p>
          </table:table-cell>
          <table:table-cell table:number-columns-repeated="8"/>
        </table:table-row>
        <table:table-row table:style-name="ro1">
          <table:table-cell office:value-type="float" office:value="342606" calcext:value-type="float">
            <text:p>34260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8067.3333333333" calcext:value-type="float">
            <text:p>38067.3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R-_0n_1)</text:p>
          </table:table-cell>
          <table:table-cell table:number-columns-repeated="8"/>
        </table:table-row>
        <table:table-row table:style-name="ro1">
          <table:table-cell office:value-type="float" office:value="361477" calcext:value-type="float">
            <text:p>36147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5184.625" calcext:value-type="float">
            <text:p>45184.6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6NR_1oD_1)</text:p>
          </table:table-cell>
          <table:table-cell table:number-columns-repeated="8"/>
        </table:table-row>
        <table:table-row table:style-name="ro1">
          <table:table-cell office:value-type="float" office:value="519437" calcext:value-type="float">
            <text:p>51943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1943.7" calcext:value-type="float">
            <text:p>51943.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QNR_50d_1)</text:p>
          </table:table-cell>
          <table:table-cell table:number-columns-repeated="8"/>
        </table:table-row>
        <table:table-row table:style-name="ro1">
          <table:table-cell office:value-type="float" office:value="1766862" calcext:value-type="float">
            <text:p>176686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63102.2142857143" calcext:value-type="float">
            <text:p>63102.2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SDBCr_1)</text:p>
          </table:table-cell>
          <table:table-cell table:number-columns-repeated="8"/>
        </table:table-row>
        <table:table-row table:style-name="ro1">
          <table:table-cell office:value-type="float" office:value="1092149" calcext:value-type="float">
            <text:p>109214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4244.0588235294" calcext:value-type="float">
            <text:p>64244.05882352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LNSDJfe_1)</text:p>
          </table:table-cell>
          <table:table-cell table:number-columns-repeated="8"/>
        </table:table-row>
        <table:table-row table:style-name="ro1">
          <table:table-cell office:value-type="float" office:value="1239475" calcext:value-type="float">
            <text:p>123947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9022.6190476191" calcext:value-type="float">
            <text:p>59022.61904761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SDcyR_1)</text:p>
          </table:table-cell>
          <table:table-cell table:number-columns-repeated="8"/>
        </table:table-row>
        <table:table-row table:style-name="ro1">
          <table:table-cell office:value-type="float" office:value="2484616" calcext:value-type="float">
            <text:p>24846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5288.5" calcext:value-type="float">
            <text:p>155288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1NSDzM1_1)</text:p>
          </table:table-cell>
          <table:table-cell table:number-columns-repeated="8"/>
        </table:table-row>
        <table:table-row table:style-name="ro1">
          <table:table-cell office:value-type="float" office:value="973661" calcext:value-type="float">
            <text:p>97366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4910.7333333333" calcext:value-type="float">
            <text:p>64910.7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GNSEHT7_1)</text:p>
          </table:table-cell>
          <table:table-cell table:number-columns-repeated="8"/>
        </table:table-row>
        <table:table-row table:style-name="ro1">
          <table:table-cell office:value-type="float" office:value="585386" calcext:value-type="float">
            <text:p>58538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8538.6" calcext:value-type="float">
            <text:p>58538.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XNSETQx_1)</text:p>
          </table:table-cell>
          <table:table-cell table:number-columns-repeated="8"/>
        </table:table-row>
        <table:table-row table:style-name="ro1">
          <table:table-cell office:value-type="float" office:value="1023709" calcext:value-type="float">
            <text:p>10237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3745.444444444" calcext:value-type="float">
            <text:p>113745.4444444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SSBAa_1)</text:p>
          </table:table-cell>
          <table:table-cell table:number-columns-repeated="8"/>
        </table:table-row>
        <table:table-row table:style-name="ro1">
          <table:table-cell office:value-type="float" office:value="160818" calcext:value-type="float">
            <text:p>1608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6803" calcext:value-type="float">
            <text:p>268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7NSSLtd_1)</text:p>
          </table:table-cell>
          <table:table-cell table:number-columns-repeated="8"/>
        </table:table-row>
        <table:table-row table:style-name="ro1">
          <table:table-cell office:value-type="float" office:value="359767" calcext:value-type="float">
            <text:p>3597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4970.875" calcext:value-type="float">
            <text:p>44970.8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qNSSGgc_1)</text:p>
          </table:table-cell>
          <table:table-cell table:number-columns-repeated="8"/>
        </table:table-row>
        <table:table-row table:style-name="ro1">
          <table:table-cell office:value-type="float" office:value="1878890" calcext:value-type="float">
            <text:p>187889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75155.6" calcext:value-type="float">
            <text:p>75155.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SNSSRao_1)</text:p>
          </table:table-cell>
          <table:table-cell table:number-columns-repeated="8"/>
        </table:table-row>
        <table:table-row table:style-name="ro1">
          <table:table-cell office:value-type="float" office:value="1700460" calcext:value-type="float">
            <text:p>17004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4470" calcext:value-type="float">
            <text:p>944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SSfK2_1)</text:p>
          </table:table-cell>
          <table:table-cell table:number-columns-repeated="8"/>
        </table:table-row>
        <table:table-row table:style-name="ro1">
          <table:table-cell office:value-type="float" office:value="823756" calcext:value-type="float">
            <text:p>82375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58839.7142857143" calcext:value-type="float">
            <text:p>58839.7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PNSvyNL_1)</text:p>
          </table:table-cell>
          <table:table-cell table:number-columns-repeated="8"/>
        </table:table-row>
        <table:table-row table:style-name="ro1">
          <table:table-cell office:value-type="float" office:value="1070493" calcext:value-type="float">
            <text:p>107049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7049.3" calcext:value-type="float">
            <text:p>107049.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4NSw8Zy_1)</text:p>
          </table:table-cell>
          <table:table-cell table:number-columns-repeated="8"/>
        </table:table-row>
        <table:table-row table:style-name="ro1">
          <table:table-cell office:value-type="float" office:value="618227" calcext:value-type="float">
            <text:p>61822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8691.8888888889" calcext:value-type="float">
            <text:p>68691.88888888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cNSwG7h_1)</text:p>
          </table:table-cell>
          <table:table-cell table:number-columns-repeated="8"/>
        </table:table-row>
        <table:table-row table:style-name="ro1">
          <table:table-cell office:value-type="float" office:value="924922" calcext:value-type="float">
            <text:p>9249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4407.1764705882" calcext:value-type="float">
            <text:p>54407.17647058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mNSwIcf_1)</text:p>
          </table:table-cell>
          <table:table-cell table:number-columns-repeated="8"/>
        </table:table-row>
        <table:table-row table:style-name="ro1">
          <table:table-cell office:value-type="float" office:value="677713" calcext:value-type="float">
            <text:p>6777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7771.3" calcext:value-type="float">
            <text:p>67771.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NNSwSVW_1)</text:p>
          </table:table-cell>
          <table:table-cell table:number-columns-repeated="8"/>
        </table:table-row>
        <table:table-row table:style-name="ro1">
          <table:table-cell office:value-type="float" office:value="814065" calcext:value-type="float">
            <text:p>81406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0879.0625" calcext:value-type="float">
            <text:p>50879.06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SwSVj_1)</text:p>
          </table:table-cell>
          <table:table-cell table:number-columns-repeated="8"/>
        </table:table-row>
        <table:table-row table:style-name="ro1">
          <table:table-cell office:value-type="float" office:value="427342" calcext:value-type="float">
            <text:p>42734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8849.2727272727" calcext:value-type="float">
            <text:p>38849.27272727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1NSwQIq_1)</text:p>
          </table:table-cell>
          <table:table-cell table:number-columns-repeated="8"/>
        </table:table-row>
        <table:table-row table:style-name="ro1">
          <table:table-cell office:value-type="float" office:value="547080" calcext:value-type="float">
            <text:p>54708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4192.5" calcext:value-type="float">
            <text:p>34192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TNSwpWD_1)</text:p>
          </table:table-cell>
          <table:table-cell table:number-columns-repeated="8"/>
        </table:table-row>
        <table:table-row table:style-name="ro1">
          <table:table-cell office:value-type="float" office:value="355532" calcext:value-type="float">
            <text:p>35553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0790.2857142857" calcext:value-type="float">
            <text:p>50790.28571428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gNSwmaR_1)</text:p>
          </table:table-cell>
          <table:table-cell table:number-columns-repeated="8"/>
        </table:table-row>
        <table:table-row table:style-name="ro1">
          <table:table-cell office:value-type="float" office:value="344364" calcext:value-type="float">
            <text:p>34436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6489.5384615385" calcext:value-type="float">
            <text:p>26489.53846153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ONSwwPP_1)</text:p>
          </table:table-cell>
          <table:table-cell table:number-columns-repeated="8"/>
        </table:table-row>
        <table:table-row table:style-name="ro1">
          <table:table-cell office:value-type="float" office:value="244352" calcext:value-type="float">
            <text:p>24435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4907.4285714286" calcext:value-type="float">
            <text:p>34907.42857142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TNSwwPO_1)</text:p>
          </table:table-cell>
          <table:table-cell table:number-columns-repeated="8"/>
        </table:table-row>
        <table:table-row table:style-name="ro1">
          <table:table-cell office:value-type="float" office:value="314635" calcext:value-type="float">
            <text:p>31463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4959.4444444444" calcext:value-type="float">
            <text:p>34959.44444444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9NSwwPN_1)</text:p>
          </table:table-cell>
          <table:table-cell table:number-columns-repeated="8"/>
        </table:table-row>
        <table:table-row table:style-name="ro1">
          <table:table-cell office:value-type="float" office:value="655694" calcext:value-type="float">
            <text:p>65569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320.5833333333" calcext:value-type="float">
            <text:p>27320.58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Sx1__1)</text:p>
          </table:table-cell>
          <table:table-cell table:number-columns-repeated="8"/>
        </table:table-row>
        <table:table-row table:style-name="ro1">
          <table:table-cell office:value-type="float" office:value="2100361" calcext:value-type="float">
            <text:p>210036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1228.3170731707" calcext:value-type="float">
            <text:p>51228.31707317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iNSx9Tb_1)</text:p>
          </table:table-cell>
          <table:table-cell table:number-columns-repeated="8"/>
        </table:table-row>
        <table:table-row table:style-name="ro1">
          <table:table-cell office:value-type="float" office:value="282440" calcext:value-type="float">
            <text:p>28244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5676.3636363636" calcext:value-type="float">
            <text:p>25676.36363636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SxO8E_1)</text:p>
          </table:table-cell>
          <table:table-cell table:number-columns-repeated="8"/>
        </table:table-row>
        <table:table-row table:style-name="ro1">
          <table:table-cell office:value-type="float" office:value="404261" calcext:value-type="float">
            <text:p>40426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875.7857142857" calcext:value-type="float">
            <text:p>28875.78571428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INSxOHG_1)</text:p>
          </table:table-cell>
          <table:table-cell table:number-columns-repeated="8"/>
        </table:table-row>
        <table:table-row table:style-name="ro1">
          <table:table-cell office:value-type="float" office:value="285478" calcext:value-type="float">
            <text:p>28547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0782.5714285714" calcext:value-type="float">
            <text:p>40782.57142857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aNSxXyW_1)</text:p>
          </table:table-cell>
          <table:table-cell table:number-columns-repeated="8"/>
        </table:table-row>
        <table:table-row table:style-name="ro1">
          <table:table-cell office:value-type="float" office:value="257209" calcext:value-type="float">
            <text:p>25720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6744.1428571429" calcext:value-type="float">
            <text:p>36744.14285714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ENSxfKL_1)</text:p>
          </table:table-cell>
          <table:table-cell table:number-columns-repeated="8"/>
        </table:table-row>
        <table:table-row table:style-name="ro1">
          <table:table-cell office:value-type="float" office:value="1136728" calcext:value-type="float">
            <text:p>11367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477.9428571429" calcext:value-type="float">
            <text:p>32477.9428571429</text:p>
          </table:table-cell>
          <table:table-cell office:value-type="float" office:value="33433.1764705882" calcext:value-type="float">
            <text:p>33433.17647058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kNSxiHg_1)</text:p>
          </table:table-cell>
          <table:table-cell table:number-columns-repeated="8"/>
        </table:table-row>
        <table:table-row table:style-name="ro1">
          <table:table-cell office:value-type="float" office:value="345041" calcext:value-type="float">
            <text:p>34504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7506.8333333333" calcext:value-type="float">
            <text:p>57506.8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T60ZE_1)</text:p>
          </table:table-cell>
          <table:table-cell table:number-columns-repeated="8"/>
        </table:table-row>
        <table:table-row table:style-name="ro1">
          <table:table-cell office:value-type="float" office:value="377323" calcext:value-type="float">
            <text:p>37732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4302.0909090909" calcext:value-type="float">
            <text:p>34302.09090909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ANT8y6J_1)</text:p>
          </table:table-cell>
          <table:table-cell table:number-columns-repeated="8"/>
        </table:table-row>
        <table:table-row table:style-name="ro1">
          <table:table-cell office:value-type="float" office:value="1871137" calcext:value-type="float">
            <text:p>18711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2371.2333333333" calcext:value-type="float">
            <text:p>62371.2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CNTM6yT_1)</text:p>
          </table:table-cell>
          <table:table-cell table:number-columns-repeated="8"/>
        </table:table-row>
        <table:table-row table:style-name="ro1">
          <table:table-cell office:value-type="float" office:value="474719" calcext:value-type="float">
            <text:p>4747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156.2727272727" calcext:value-type="float">
            <text:p>43156.2727272727</text:p>
          </table:table-cell>
          <table:table-cell office:value-type="float" office:value="47471.9" calcext:value-type="float">
            <text:p>47471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hNTMw-i_1)</text:p>
          </table:table-cell>
          <table:table-cell table:number-columns-repeated="8"/>
        </table:table-row>
        <table:table-row table:style-name="ro1">
          <table:table-cell office:value-type="float" office:value="257324" calcext:value-type="float">
            <text:p>25732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3393.0909090909" calcext:value-type="float">
            <text:p>23393.09090909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TW5Bu_1)</text:p>
          </table:table-cell>
          <table:table-cell table:number-columns-repeated="8"/>
        </table:table-row>
        <table:table-row table:style-name="ro1">
          <table:table-cell office:value-type="float" office:value="361226" calcext:value-type="float">
            <text:p>3612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1603.7142857143" calcext:value-type="float">
            <text:p>51603.7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TXKBf_1)</text:p>
          </table:table-cell>
          <table:table-cell table:number-columns-repeated="8"/>
        </table:table-row>
        <table:table-row table:style-name="ro1">
          <table:table-cell office:value-type="float" office:value="745829" calcext:value-type="float">
            <text:p>7458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2152.4166666667" calcext:value-type="float">
            <text:p>62152.41666666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7NTXPtt_1)</text:p>
          </table:table-cell>
          <table:table-cell table:number-columns-repeated="8"/>
        </table:table-row>
        <table:table-row table:style-name="ro1">
          <table:table-cell office:value-type="float" office:value="607467" calcext:value-type="float">
            <text:p>60746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0497.8" calcext:value-type="float">
            <text:p>40497.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Taklh_1)</text:p>
          </table:table-cell>
          <table:table-cell table:number-columns-repeated="8"/>
        </table:table-row>
        <table:table-row table:style-name="ro1">
          <table:table-cell office:value-type="float" office:value="663152" calcext:value-type="float">
            <text:p>66315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3683.5555555556" calcext:value-type="float">
            <text:p>73683.55555555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uNTarIk_1)</text:p>
          </table:table-cell>
          <table:table-cell table:number-columns-repeated="8"/>
        </table:table-row>
        <table:table-row table:style-name="ro1">
          <table:table-cell office:value-type="float" office:value="636943" calcext:value-type="float">
            <text:p>63694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35385.7222222222" calcext:value-type="float">
            <text:p>35385.72222222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rNTa_LU_1)</text:p>
          </table:table-cell>
          <table:table-cell table:number-columns-repeated="8"/>
        </table:table-row>
        <table:table-row table:style-name="ro1">
          <table:table-cell office:value-type="float" office:value="723438" calcext:value-type="float">
            <text:p>72343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5649.0769230769" calcext:value-type="float">
            <text:p>55649.07692307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qNTb6Tb_1)</text:p>
          </table:table-cell>
          <table:table-cell table:number-columns-repeated="8"/>
        </table:table-row>
        <table:table-row table:style-name="ro1">
          <table:table-cell office:value-type="float" office:value="1200866" calcext:value-type="float">
            <text:p>120086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63203.4736842105" calcext:value-type="float">
            <text:p>63203.47368421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HNTbDjv_1)</text:p>
          </table:table-cell>
          <table:table-cell table:number-columns-repeated="8"/>
        </table:table-row>
        <table:table-row table:style-name="ro1">
          <table:table-cell office:value-type="float" office:value="173970" calcext:value-type="float">
            <text:p>1739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4794" calcext:value-type="float">
            <text:p>34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bNTbQpz_1)</text:p>
          </table:table-cell>
          <table:table-cell table:number-columns-repeated="8"/>
        </table:table-row>
        <table:table-row table:style-name="ro1">
          <table:table-cell office:value-type="float" office:value="291960" calcext:value-type="float">
            <text:p>2919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8660" calcext:value-type="float">
            <text:p>486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oNTbUmG_1)</text:p>
          </table:table-cell>
          <table:table-cell table:number-columns-repeated="8"/>
        </table:table-row>
        <table:table-row table:style-name="ro1">
          <table:table-cell office:value-type="float" office:value="135569" calcext:value-type="float">
            <text:p>13556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7113.8" calcext:value-type="float">
            <text:p>27113.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MNTbY6T_1)</text:p>
          </table:table-cell>
          <table:table-cell table:number-columns-repeated="8"/>
        </table:table-row>
        <table:table-row table:style-name="ro1">
          <table:table-cell office:value-type="float" office:value="453901" calcext:value-type="float">
            <text:p>4539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0780.2" calcext:value-type="float">
            <text:p>9078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pNTbY5R_1)</text:p>
          </table:table-cell>
          <table:table-cell table:number-columns-repeated="8"/>
        </table:table-row>
        <table:table-row table:style-name="ro1">
          <table:table-cell office:value-type="float" office:value="127949" calcext:value-type="float">
            <text:p>12794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1987.25" calcext:value-type="float">
            <text:p>31987.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PNTbc1W_1)</text:p>
          </table:table-cell>
          <table:table-cell table:number-columns-repeated="8"/>
        </table:table-row>
        <table:table-row table:style-name="ro1">
          <table:table-cell office:value-type="float" office:value="296758" calcext:value-type="float">
            <text:p>29675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9675.8" calcext:value-type="float">
            <text:p>29675.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vNTbc0t_1)</text:p>
          </table:table-cell>
          <table:table-cell table:number-columns-repeated="8"/>
        </table:table-row>
        <table:table-row table:style-name="ro1">
          <table:table-cell office:value-type="float" office:value="319086" calcext:value-type="float">
            <text:p>31908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9885.75" calcext:value-type="float">
            <text:p>39885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TNTbc0o_1)</text:p>
          </table:table-cell>
          <table:table-cell table:number-columns-repeated="8"/>
        </table:table-row>
        <table:table-row table:style-name="ro1">
          <table:table-cell office:value-type="float" office:value="197245" calcext:value-type="float">
            <text:p>197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9449" calcext:value-type="float">
            <text:p>394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uNTbrdo_1)</text:p>
          </table:table-cell>
          <table:table-cell table:number-columns-repeated="8"/>
        </table:table-row>
        <table:table-row table:style-name="ro1">
          <table:table-cell office:value-type="float" office:value="646771" calcext:value-type="float">
            <text:p>64677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3118.0666666667" calcext:value-type="float">
            <text:p>43118.06666666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XNTbuyW_1)</text:p>
          </table:table-cell>
          <table:table-cell table:number-columns-repeated="8"/>
        </table:table-row>
        <table:table-row table:style-name="ro1">
          <table:table-cell office:value-type="float" office:value="267367" calcext:value-type="float">
            <text:p>26736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4561.1666666667" calcext:value-type="float">
            <text:p>44561.16666666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ONTc4ci_1)</text:p>
          </table:table-cell>
          <table:table-cell table:number-columns-repeated="8"/>
        </table:table-row>
        <table:table-row table:style-name="ro1">
          <table:table-cell office:value-type="float" office:value="1211105" calcext:value-type="float">
            <text:p>121110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7671.6666666667" calcext:value-type="float">
            <text:p>57671.6666666667</text:p>
          </table:table-cell>
          <table:table-cell office:value-type="float" office:value="60555.25" calcext:value-type="float">
            <text:p>60555.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ENTloNQ_1)</text:p>
          </table:table-cell>
          <table:table-cell table:number-columns-repeated="8"/>
        </table:table-row>
        <table:table-row table:style-name="ro1">
          <table:table-cell office:value-type="float" office:value="284975" calcext:value-type="float">
            <text:p>2849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5621.875" calcext:value-type="float">
            <text:p>35621.8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rNTl_uk_1)</text:p>
          </table:table-cell>
          <table:table-cell table:number-columns-repeated="8"/>
        </table:table-row>
        <table:table-row table:style-name="ro1">
          <table:table-cell office:value-type="float" office:value="834100" calcext:value-type="float">
            <text:p>8341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39016.666666667" calcext:value-type="float">
            <text:p>139016.6666666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Tm2si_1)</text:p>
          </table:table-cell>
          <table:table-cell table:number-columns-repeated="8"/>
        </table:table-row>
        <table:table-row table:style-name="ro1">
          <table:table-cell office:value-type="float" office:value="336221" calcext:value-type="float">
            <text:p>3362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3622.1" calcext:value-type="float">
            <text:p>33622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ENTm624_1)</text:p>
          </table:table-cell>
          <table:table-cell table:number-columns-repeated="8"/>
        </table:table-row>
        <table:table-row table:style-name="ro1">
          <table:table-cell office:value-type="float" office:value="345376" calcext:value-type="float">
            <text:p>34537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4669.7142857143" calcext:value-type="float">
            <text:p>24669.7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3NTl_uX_1)</text:p>
          </table:table-cell>
          <table:table-cell table:number-columns-repeated="8"/>
        </table:table-row>
        <table:table-row table:style-name="ro1">
          <table:table-cell office:value-type="float" office:value="476878" calcext:value-type="float">
            <text:p>47687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6682.9230769231" calcext:value-type="float">
            <text:p>36682.92307692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dNTp-p0_1)</text:p>
          </table:table-cell>
          <table:table-cell table:number-columns-repeated="8"/>
        </table:table-row>
        <table:table-row table:style-name="ro1">
          <table:table-cell office:value-type="float" office:value="267217" calcext:value-type="float">
            <text:p>2672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9690.7777777778" calcext:value-type="float">
            <text:p>29690.7777777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1NTq5Ik_1)</text:p>
          </table:table-cell>
          <table:table-cell table:number-columns-repeated="8"/>
        </table:table-row>
        <table:table-row table:style-name="ro1">
          <table:table-cell office:value-type="float" office:value="153475" calcext:value-type="float">
            <text:p>1534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0695" calcext:value-type="float">
            <text:p>306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Tq5IU_1)</text:p>
          </table:table-cell>
          <table:table-cell table:number-columns-repeated="8"/>
        </table:table-row>
        <table:table-row table:style-name="ro1">
          <table:table-cell office:value-type="float" office:value="558959" calcext:value-type="float">
            <text:p>55895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5895.9" calcext:value-type="float">
            <text:p>55895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kNTq8vg_1)</text:p>
          </table:table-cell>
          <table:table-cell table:number-columns-repeated="8"/>
        </table:table-row>
        <table:table-row table:style-name="ro1">
          <table:table-cell office:value-type="float" office:value="467661" calcext:value-type="float">
            <text:p>46766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6808.7142857143" calcext:value-type="float">
            <text:p>66808.71428571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bNTqGVv_1)</text:p>
          </table:table-cell>
          <table:table-cell table:number-columns-repeated="8"/>
        </table:table-row>
        <table:table-row table:style-name="ro1">
          <table:table-cell office:value-type="float" office:value="929134" calcext:value-type="float">
            <text:p>92913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4466.7272727273" calcext:value-type="float">
            <text:p>84466.72727272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oNTqKbj_1)</text:p>
          </table:table-cell>
          <table:table-cell table:number-columns-repeated="8"/>
        </table:table-row>
        <table:table-row table:style-name="ro1">
          <table:table-cell office:value-type="float" office:value="631117" calcext:value-type="float">
            <text:p>6311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889.625" calcext:value-type="float">
            <text:p>78889.625</text:p>
          </table:table-cell>
          <table:table-cell office:value-type="float" office:value="90159.5714285714" calcext:value-type="float">
            <text:p>90159.57142857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8NTqUyx_1)</text:p>
          </table:table-cell>
          <table:table-cell table:number-columns-repeated="8"/>
        </table:table-row>
        <table:table-row table:style-name="ro1">
          <table:table-cell office:value-type="float" office:value="1261719" calcext:value-type="float">
            <text:p>12617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54857.347826087" calcext:value-type="float">
            <text:p>54857.3478260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KNUQCPp_1)</text:p>
          </table:table-cell>
          <table:table-cell table:number-columns-repeated="8"/>
        </table:table-row>
        <table:table-row table:style-name="ro1">
          <table:table-cell office:value-type="float" office:value="2052060" calcext:value-type="float">
            <text:p>205206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71005" calcext:value-type="float">
            <text:p>1710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wNUQQoY_1)</text:p>
          </table:table-cell>
          <table:table-cell table:number-columns-repeated="8"/>
        </table:table-row>
        <table:table-row table:style-name="ro1">
          <table:table-cell office:value-type="float" office:value="594056" calcext:value-type="float">
            <text:p>59405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7128.5" calcext:value-type="float">
            <text:p>37128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LNUQclc_1)</text:p>
          </table:table-cell>
          <table:table-cell table:number-columns-repeated="8"/>
        </table:table-row>
        <table:table-row table:style-name="ro1">
          <table:table-cell office:value-type="float" office:value="1323000" calcext:value-type="float">
            <text:p>132300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911.7647058823" calcext:value-type="float">
            <text:p>38911.7647058823</text:p>
          </table:table-cell>
          <table:table-cell office:value-type="float" office:value="40090.9090909091" calcext:value-type="float">
            <text:p>40090.90909090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cNUQmrW_1)</text:p>
          </table:table-cell>
          <table:table-cell table:number-columns-repeated="8"/>
        </table:table-row>
        <table:table-row table:style-name="ro1">
          <table:table-cell office:value-type="float" office:value="341654" calcext:value-type="float">
            <text:p>34165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8471.1666666667" calcext:value-type="float">
            <text:p>28471.16666666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yNUSIZQ_1)</text:p>
          </table:table-cell>
          <table:table-cell table:number-columns-repeated="8"/>
        </table:table-row>
        <table:table-row table:style-name="ro1">
          <table:table-cell office:value-type="float" office:value="432499" calcext:value-type="float">
            <text:p>43249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3249.9" calcext:value-type="float">
            <text:p>43249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hNUSB9u_1)</text:p>
          </table:table-cell>
          <table:table-cell table:number-columns-repeated="8"/>
        </table:table-row>
        <table:table-row table:style-name="ro1">
          <table:table-cell office:value-type="float" office:value="1222221" calcext:value-type="float">
            <text:p>12222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4017" calcext:value-type="float">
            <text:p>940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ZNUSR1E_1)</text:p>
          </table:table-cell>
          <table:table-cell table:number-columns-repeated="8"/>
        </table:table-row>
        <table:table-row table:style-name="ro1">
          <table:table-cell office:value-type="float" office:value="1324384" calcext:value-type="float">
            <text:p>132438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2438.4" calcext:value-type="float">
            <text:p>132438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mNUSdq6_1)</text:p>
          </table:table-cell>
          <table:table-cell table:number-columns-repeated="8"/>
        </table:table-row>
        <table:table-row table:style-name="ro1">
          <table:table-cell office:value-type="float" office:value="750416" calcext:value-type="float">
            <text:p>7504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0027.7333333333" calcext:value-type="float">
            <text:p>50027.7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PNUSgw2_1)</text:p>
          </table:table-cell>
          <table:table-cell table:number-columns-repeated="8"/>
        </table:table-row>
        <table:table-row table:style-name="ro1">
          <table:table-cell office:value-type="float" office:value="2826674" calcext:value-type="float">
            <text:p>282667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91183.0322580645" calcext:value-type="float">
            <text:p>91183.03225806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aNUSqS4_1)</text:p>
          </table:table-cell>
          <table:table-cell table:number-columns-repeated="8"/>
        </table:table-row>
        <table:table-row table:style-name="ro1">
          <table:table-cell office:value-type="float" office:value="1050275" calcext:value-type="float">
            <text:p>105027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75019.6428571429" calcext:value-type="float">
            <text:p>75019.64285714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SNUTEpY_1)</text:p>
          </table:table-cell>
          <table:table-cell table:number-columns-repeated="8"/>
        </table:table-row>
        <table:table-row table:style-name="ro1">
          <table:table-cell office:value-type="float" office:value="1333275" calcext:value-type="float">
            <text:p>13332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78427.9411764706" calcext:value-type="float">
            <text:p>78427.94117647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fNUbvm1_1)</text:p>
          </table:table-cell>
          <table:table-cell table:number-columns-repeated="8"/>
        </table:table-row>
        <table:table-row table:style-name="ro1">
          <table:table-cell office:value-type="float" office:value="1046818" calcext:value-type="float">
            <text:p>10468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893.9333333333" calcext:value-type="float">
            <text:p>34893.9333333333</text:p>
          </table:table-cell>
          <table:table-cell office:value-type="float" office:value="41872.72" calcext:value-type="float">
            <text:p>41872.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INUc2v9_1)</text:p>
          </table:table-cell>
          <table:table-cell table:number-columns-repeated="8"/>
        </table:table-row>
        <table:table-row table:style-name="ro1">
          <table:table-cell office:value-type="float" office:value="1288442" calcext:value-type="float">
            <text:p>128844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64422.1" calcext:value-type="float">
            <text:p>64422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ONUcJez_1)</text:p>
          </table:table-cell>
          <table:table-cell table:number-columns-repeated="8"/>
        </table:table-row>
        <table:table-row table:style-name="ro1">
          <table:table-cell office:value-type="float" office:value="219818" calcext:value-type="float">
            <text:p>2198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4954.5" calcext:value-type="float">
            <text:p>54954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DNUcQM2_1)</text:p>
          </table:table-cell>
          <table:table-cell table:number-columns-repeated="8"/>
        </table:table-row>
        <table:table-row table:style-name="ro1">
          <table:table-cell office:value-type="float" office:value="241502" calcext:value-type="float">
            <text:p>24150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0250.3333333333" calcext:value-type="float">
            <text:p>40250.33333333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2NUcLs2_1)</text:p>
          </table:table-cell>
          <table:table-cell table:number-columns-repeated="8"/>
        </table:table-row>
        <table:table-row table:style-name="ro1">
          <table:table-cell office:value-type="float" office:value="981202" calcext:value-type="float">
            <text:p>98120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5477.0769230769" calcext:value-type="float">
            <text:p>75477.07692307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VNUcHDm_1)</text:p>
          </table:table-cell>
          <table:table-cell table:number-columns-repeated="8"/>
        </table:table-row>
        <table:table-row table:style-name="ro1">
          <table:table-cell office:value-type="float" office:value="5853410" calcext:value-type="float">
            <text:p>585341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46335.25" calcext:value-type="float">
            <text:p>146335.25</text:p>
          </table:table-cell>
          <table:table-cell office:value-type="float" office:value="150087.435897436" calcext:value-type="float">
            <text:p>150087.4358974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ANUch2y_1)</text:p>
          </table:table-cell>
          <table:table-cell table:number-columns-repeated="8"/>
        </table:table-row>
        <table:table-row table:style-name="ro1">
          <table:table-cell office:value-type="float" office:value="812801" calcext:value-type="float">
            <text:p>81280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3891" calcext:value-type="float">
            <text:p>738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bNUdOnr_1)</text:p>
          </table:table-cell>
          <table:table-cell table:number-columns-repeated="8"/>
        </table:table-row>
        <table:table-row table:style-name="ro1">
          <table:table-cell office:value-type="float" office:value="3236760" calcext:value-type="float">
            <text:p>323676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82993.8461538462" calcext:value-type="float">
            <text:p>82993.84615384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(qNUdTN3_1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28:32.698806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2:31:03.941241882</dc:date>
    <meta:editing-duration>PT5M56S</meta:editing-duration>
    <meta:editing-cycles>2</meta:editing-cycles>
    <meta:generator>LibreOffice/5.1.6.2$Linux_X86_64 LibreOffice_project/10m0$Build-2</meta:generator>
    <meta:document-statistic meta:table-count="1" meta:cell-count="805" meta:object-count="0"/>
  </office:meta>
</office:document-meta>
</file>